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465in" fo:margin-left="0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3.53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" fo:padding="0.0382in" fo:border="0.05pt solid #ffffff"/>
    </style:style>
    <style:style style:name="Table2" style:family="table">
      <style:table-properties style:width="7.6896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8653in"/>
    </style:style>
    <style:style style:name="Table2.B" style:family="table-column">
      <style:table-column-properties style:column-width="1.6382in"/>
    </style:style>
    <style:style style:name="Table2.C" style:family="table-column">
      <style:table-column-properties style:column-width="0.4931in"/>
    </style:style>
    <style:style style:name="Table2.D" style:family="table-column">
      <style:table-column-properties style:column-width="0.5764in"/>
    </style:style>
    <style:style style:name="Table2.E" style:family="table-column">
      <style:table-column-properties style:column-width="0.2938in"/>
    </style:style>
    <style:style style:name="Table2.F" style:family="table-column">
      <style:table-column-properties style:column-width="1.0708in"/>
    </style:style>
    <style:style style:name="Table2.G" style:family="table-column">
      <style:table-column-properties style:column-width="1.7521in"/>
    </style:style>
    <style:style style:name="Table2.1" style:family="table-row">
      <style:table-row-properties style:row-height="0.3097in"/>
    </style:style>
    <style:style style:name="Table2.A1" style:family="table-cell">
      <style:table-cell-properties style:vertical-align="bottom" fo:padding="0in" fo:border="none"/>
    </style:style>
    <style:style style:name="Table2.D1" style:family="table-cell">
      <style:table-cell-properties style:vertical-align="middle" fo:padding="0in" fo:border="none"/>
    </style:style>
    <style:style style:name="Table2.2" style:family="table-row">
      <style:table-row-properties style:row-height="0.15in" fo:background-color="transparent">
        <style:background-image/>
      </style:table-row-properties>
    </style:style>
    <style:style style:name="Table2.A2" style:family="table-cell">
      <style:table-cell-properties fo:padding="0in" fo:border="none"/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style:row-height="0.15in"/>
    </style:style>
    <style:style style:name="Table2.A3" style:family="table-cell">
      <style:table-cell-properties fo:padding="0in" fo:border="none"/>
    </style:style>
    <style:style style:name="Table2.D3" style:family="table-cell">
      <style:table-cell-properties fo:padding="0in" fo:border="none"/>
    </style:style>
    <style:style style:name="Table2.F3" style:family="table-cell">
      <style:table-cell-properties fo:padding="0in" fo:border="none"/>
    </style:style>
    <style:style style:name="Table2.4" style:family="table-row">
      <style:table-row-properties style:row-height="0.15in"/>
    </style:style>
    <style:style style:name="Table2.A4" style:family="table-cell">
      <style:table-cell-properties fo:padding="0in" fo:border="none"/>
    </style:style>
    <style:style style:name="Table2.D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in" fo:border="none"/>
    </style:style>
    <style:style style:name="Table2.C5" style:family="table-cell">
      <style:table-cell-properties fo:padding="0in" fo:border="none"/>
    </style:style>
    <style:style style:name="Table2.D5" style:family="table-cell">
      <style:table-cell-properties fo:padding="0in" fo:border="none"/>
    </style:style>
    <style:style style:name="Table2.6" style:family="table-row">
      <style:table-row-properties style:row-height="0.15in"/>
    </style:style>
    <style:style style:name="Table2.B6" style:family="table-cell">
      <style:table-cell-properties fo:padding="0in" fo:border="none"/>
    </style:style>
    <style:style style:name="Table2.D6" style:family="table-cell">
      <style:table-cell-properties fo:padding="0in" fo:border="none"/>
    </style:style>
    <style:style style:name="Table2.E6" style:family="table-cell">
      <style:table-cell-properties fo:padding="0in" fo:border="none"/>
    </style:style>
    <style:style style:name="Table2.7" style:family="table-row">
      <style:table-row-properties style:row-height="0.15in"/>
    </style:style>
    <style:style style:name="Table2.B7" style:family="table-cell">
      <style:table-cell-properties fo:padding="0in" fo:border="none"/>
    </style:style>
    <style:style style:name="Table2.D7" style:family="table-cell">
      <style:table-cell-properties fo:padding="0in" fo:border="none"/>
    </style:style>
    <style:style style:name="Table2.G7" style:family="table-cell">
      <style:table-cell-properties fo:padding="0in" fo:border="none"/>
    </style:style>
    <style:style style:name="Table2.8" style:family="table-row">
      <style:table-row-properties style:row-height="0.15in"/>
    </style:style>
    <style:style style:name="Table2.B8" style:family="table-cell">
      <style:table-cell-properties fo:padding="0in" fo:border="none"/>
    </style:style>
    <style:style style:name="Table2.D8" style:family="table-cell">
      <style:table-cell-properties fo:padding="0in" fo:border="none"/>
    </style:style>
    <style:style style:name="Table2.G8" style:family="table-cell">
      <style:table-cell-properties fo:padding="0in" fo:border="none"/>
    </style:style>
    <style:style style:name="Table2.9" style:family="table-row">
      <style:table-row-properties style:row-height="0.15in"/>
    </style:style>
    <style:style style:name="Table2.B9" style:family="table-cell">
      <style:table-cell-properties fo:padding="0in" fo:border="none"/>
    </style:style>
    <style:style style:name="Table2.D9" style:family="table-cell">
      <style:table-cell-properties fo:padding="0in" fo:border="none"/>
    </style:style>
    <style:style style:name="Table2.G9" style:family="table-cell">
      <style:table-cell-properties fo:padding="0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D10" style:family="table-cell">
      <style:table-cell-properties fo:padding="0in" fo:border="none"/>
    </style:style>
    <style:style style:name="Table2.G10" style:family="table-cell">
      <style:table-cell-properties fo:padding="0in" fo:border="none"/>
    </style:style>
    <style:style style:name="Table3" style:family="table">
      <style:table-properties style:width="7.6896in" table:align="margins"/>
    </style:style>
    <style:style style:name="Table3.A" style:family="table-column">
      <style:table-column-properties style:column-width="0.9375in" style:rel-column-width="7989*"/>
    </style:style>
    <style:style style:name="Table3.B" style:family="table-column">
      <style:table-column-properties style:column-width="1.0035in" style:rel-column-width="8552*"/>
    </style:style>
    <style:style style:name="Table3.C" style:family="table-column">
      <style:table-column-properties style:column-width="0.9944in" style:rel-column-width="8475*"/>
    </style:style>
    <style:style style:name="Table3.D" style:family="table-column">
      <style:table-column-properties style:column-width="1.1271in" style:rel-column-width="9605*"/>
    </style:style>
    <style:style style:name="Table3.G" style:family="table-column">
      <style:table-column-properties style:column-width="0.1806in" style:rel-column-width="1538*"/>
    </style:style>
    <style:style style:name="Table3.H" style:family="table-column">
      <style:table-column-properties style:column-width="0.7569in" style:rel-column-width="6451*"/>
    </style:style>
    <style:style style:name="Table3.I" style:family="table-column">
      <style:table-column-properties style:column-width="0.7493in" style:rel-column-width="6384*"/>
    </style:style>
    <style:style style:name="Table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382in" fo:border="1pt solid #000000"/>
    </style:style>
    <style:style style:name="Table3.G1" style:family="table-cell">
      <style:table-cell-properties fo:padding="0.0382in" fo:border-left="0.05pt solid #000000" fo:border-right="none" fo:border-top="none" fo:border-bottom="none"/>
    </style:style>
    <style:style style:name="Table3.H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1" style:family="table-cell">
      <style:table-cell-properties fo:padding="0.0382in" fo:border="1.05pt solid #000000"/>
    </style:style>
    <style:style style:name="Table3.2" style:family="table-row">
      <style:table-row-properties style:min-row-height="0.6028in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B2" style:family="table-cell">
      <style:table-cell-properties fo:padding="0.0382in" fo:border-left="1pt solid #000000" fo:border-right="none" fo:border-top="none" fo:border-bottom="1pt solid #000000"/>
    </style:style>
    <style:style style:name="Table3.C2" style:family="table-cell">
      <style:table-cell-properties fo:padding="0.0382in" fo:border-left="1pt solid #000000" fo:border-right="none" fo:border-top="none" fo:border-bottom="1pt solid #000000"/>
    </style:style>
    <style:style style:name="Table3.D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none" fo:border-top="none" fo:border-bottom="1pt solid #000000"/>
    </style:style>
    <style:style style:name="Table3.F2" style:family="table-cell">
      <style:table-cell-properties fo:padding="0.0382in" fo:border-left="1pt solid #000000" fo:border-right="1pt solid #000000" fo:border-top="none" fo:border-bottom="1pt solid #000000"/>
    </style:style>
    <style:style style:name="Table3.G2" style:family="table-cell">
      <style:table-cell-properties fo:padding="0.0382in" fo:border-left="0.05pt solid #000000" fo:border-right="none" fo:border-top="none" fo:border-bottom="none"/>
    </style:style>
    <style:style style:name="Table3.H2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2" style:family="table-cell">
      <style:table-cell-properties fo:padding="0.0382in" fo:border="1.05pt solid #000000"/>
    </style:style>
    <style:style style:name="Table4" style:family="table">
      <style:table-properties style:width="7.6799in" fo:margin-left="0.0125in" table:align="left" table:border-model="collapsing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0.7479in"/>
    </style:style>
    <style:style style:name="Table4.C" style:family="table-column">
      <style:table-column-properties style:column-width="1.1931in"/>
    </style:style>
    <style:style style:name="Table4.D" style:family="table-column">
      <style:table-column-properties style:column-width="1.9979in"/>
    </style:style>
    <style:style style:name="Table4.E" style:family="table-column">
      <style:table-column-properties style:column-width="0.559in"/>
    </style:style>
    <style:style style:name="Table4.F" style:family="table-column">
      <style:table-column-properties style:column-width="0.5021in"/>
    </style:style>
    <style:style style:name="Table4.G" style:family="table-column">
      <style:table-column-properties style:column-width="0.9375in"/>
    </style:style>
    <style:style style:name="Table4.H" style:family="table-column">
      <style:table-column-properties style:column-width="0.9278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H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1pt solid #000000" fo:border-top="none" fo:border-bottom="none"/>
    </style:style>
    <style:style style:name="Table4.A3" style:family="table-cell">
      <style:table-cell-properties fo:padding="0.0382in" fo:border-left="1pt solid #000000" fo:border-right="none" fo:border-top="none" fo:border-bottom="none"/>
    </style:style>
    <style:style style:name="Table4.D7" style:family="table-cell">
      <style:table-cell-properties fo:padding="0.0382in" fo:border="none"/>
    </style:style>
    <style:style style:name="Table4.A8" style:family="table-cell">
      <style:table-cell-properties fo:padding="0.0382in" fo:border-left="1pt solid #000000" fo:border-right="none" fo:border-top="none" fo:border-bottom="1pt solid #000000"/>
    </style:style>
    <style:style style:name="Table4.D8" style:family="table-cell">
      <style:table-cell-properties fo:padding="0.0382in" fo:border-left="none" fo:border-right="none" fo:border-top="none" fo:border-bottom="1pt solid #000000"/>
    </style:style>
    <style:style style:name="Table4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fo:font-size="10pt" officeooo:paragraph-rsid="0008734b" style:font-size-asian="8.75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officeooo:paragraph-rsid="002cbdc0" fo:background-color="transparent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fo:background-color="transparent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90aca7" fo:background-color="transparent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text-properties fo:color="#000000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73543d"/>
    </style:style>
    <style:style style:name="P15" style:family="paragraph" style:parent-style-name="Standard">
      <style:text-properties fo:font-size="8pt" fo:background-color="transparent" style:font-size-asian="8pt" style:font-size-complex="8pt"/>
    </style:style>
    <style:style style:name="P16" style:family="paragraph" style:parent-style-name="Standard">
      <style:text-properties officeooo:paragraph-rsid="0008734b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3402in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fo:background-color="transparent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b5468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37a7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70%"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officeooo:paragraph-rsid="007b5468" style:font-size-asian="18pt" style:font-style-asian="normal" style:font-weight-asian="normal" style:font-size-complex="18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font-size="8pt" fo:background-color="transparent" style:font-size-asian="8pt" style:font-size-complex="8pt"/>
    </style:style>
    <style:style style:name="P36" style:family="paragraph" style:parent-style-name="Standard">
      <style:paragraph-properties fo:text-align="start" style:justify-single-word="false" style:writing-mode="lr-tb"/>
      <style:text-properties fo:font-size="8pt" fo:background-color="transparent" style:font-size-asian="8pt" style:font-size-complex="8pt"/>
    </style:style>
    <style:style style:name="P37" style:family="paragraph" style:parent-style-name="Standard">
      <style:paragraph-properties fo:line-height="0.3402in" fo:text-align="start" style:justify-single-word="false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fo:line-height="70%" fo:text-align="center" style:justify-single-word="fals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line-height="70%" fo:text-align="center" style:justify-single-word="false" style:writing-mode="lr-tb"/>
      <style:text-properties fo:font-size="10pt" officeooo:paragraph-rsid="0017a1b4" style:font-size-asian="10pt" style:font-size-complex="10pt"/>
    </style:style>
    <style:style style:name="P40" style:family="paragraph" style:parent-style-name="Standard">
      <style:paragraph-properties fo:line-height="70%" fo:text-align="start" style:justify-single-word="false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line-height="70%" fo:text-align="end" style:justify-single-word="false" style:writing-mode="lr-tb"/>
      <style:text-properties officeooo:paragraph-rsid="0017a1b4"/>
    </style:style>
    <style:style style:name="P42" style:family="paragraph" style:parent-style-name="Table_20_Contents">
      <style:text-properties fo:color="#000000"/>
    </style:style>
    <style:style style:name="P43" style:family="paragraph" style:parent-style-name="Table_20_Contents">
      <style:text-properties fo:font-size="8pt" fo:background-color="transparent" style:font-size-asian="8pt" style:font-size-complex="8pt"/>
    </style:style>
    <style:style style:name="P44" style:family="paragraph" style:parent-style-name="Table_20_Contents">
      <style:paragraph-properties fo:line-height="70%"/>
      <style:text-properties fo:font-size="10pt" style:font-size-asian="10pt" style:font-size-complex="10pt"/>
    </style:style>
    <style:style style:name="P4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loext:graphic-properties draw:fill="none"/>
      <style:paragraph-properties fo:margin-left="0in" fo:margin-right="0.0618in" fo:text-indent="0in" style:auto-text-indent="false" fo:background-color="transparent" text:number-lines="false" text:line-number="0"/>
      <style:text-properties fo:color="#000000"/>
    </style:style>
    <style:style style:name="P47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48" style:family="paragraph" style:parent-style-name="Standard">
      <style:paragraph-properties fo:margin-top="0in" fo:margin-bottom="0in" loext:contextual-spacing="false" fo:line-height="0.3402in" fo:text-align="end" style:justify-single-word="false" style:writing-mode="lr-tb"/>
      <style:text-properties fo:color="#000000" style:text-outline="false" style:text-line-through-style="none" style:text-line-through-type="none" style:font-name="メイリオ" fo:font-size="14pt" fo:font-style="normal" fo:text-shadow="none" style:text-underline-style="none" fo:font-weight="normal" officeooo:paragraph-rsid="007726cd" style:font-size-asian="14pt" style:font-style-asian="normal" style:font-weight-asian="normal" style:font-size-complex="14pt" style:text-emphasize="none"/>
    </style:style>
    <style:style style:name="P49" style:family="paragraph" style:parent-style-name="Standard">
      <loext:graphic-properties draw:fill="none"/>
      <style:paragraph-properties fo:margin-left="-0.5in" fo:margin-right="0in" fo:line-height="0.3402in" fo:text-align="center" style:justify-single-word="false" fo:text-indent="0in" style:auto-text-indent="false" fo:background-color="transparent" style:writing-mode="lr-tb">
        <style:tab-stops>
          <style:tab-stop style:position="0.4354in"/>
        </style:tab-stops>
      </style:paragraph-properties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officeooo:paragraph-rsid="006e61d5" style:font-name-asian="Lato Heavy" style:font-size-asian="22pt" style:font-style-asian="normal" style:font-weight-asian="bold" style:font-size-complex="22pt" style:font-weight-complex="bold" style:text-emphasize="none"/>
    </style:style>
    <style:style style:name="P50" style:family="paragraph" style:parent-style-name="Standard">
      <loext:graphic-properties draw:fill="none"/>
      <style:paragraph-properties fo:margin-left="-0.0618in" fo:margin-right="0in" fo:line-height="0.3402in" fo:text-align="center" style:justify-single-word="false" fo:text-indent="0in" style:auto-text-indent="false" fo:background-color="transparent" style:writing-mode="lr-tb"/>
      <style:text-properties officeooo:paragraph-rsid="006e61d5"/>
    </style:style>
    <style:style style:name="P51" style:family="paragraph" style:parent-style-name="Standard">
      <style:paragraph-properties fo:margin-top="0.0398in" fo:margin-bottom="0.0398in" loext:contextual-spacing="false"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officeooo:rsid="0008734b"/>
    </style:style>
    <style:style style:name="T10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officeooo:rsid="005ff77c"/>
    </style:style>
    <style:style style:name="T13" style:family="text">
      <style:text-properties fo:font-size="6pt" officeooo:rsid="0008734b" style:font-size-asian="6pt" style:font-size-complex="6pt"/>
    </style:style>
    <style:style style:name="T14" style:family="text">
      <style:text-properties fo:font-size="6pt" officeooo:rsid="005ff77c" style:font-size-asian="6pt" style:font-size-complex="6pt"/>
    </style:style>
    <style:style style:name="T15" style:family="text">
      <style:text-properties style:font-name="メイリオ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メイリオ" fo:font-style="normal" fo:text-shadow="none" style:text-underline-style="none" style:font-style-asian="normal" style:text-emphasize="none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8pt" officeooo:rsid="00a44b23" fo:background-color="transparent" loext:char-shading-value="0" style:font-size-asian="8pt" style:font-size-complex="8pt"/>
    </style:style>
    <style:style style:name="T21" style:family="text">
      <style:text-properties officeooo:rsid="0086d262"/>
    </style:style>
    <style:style style:name="T22" style:family="text">
      <style:text-properties style:font-name="Noto Sans CJK S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  <text:user-field-decl office:value-type="string" office:string-value="CustomerZipCode" text:name="py3o.o.partner_id.zip_code"/>
        <text:user-field-decl office:value-type="string" office:string-value="CustomerAddress" text:name="py3o.o.partner_id.street"/>
        <text:user-field-decl office:value-type="string" office:string-value="CustomerAddress2" text:name="py3o.o.partner_id.street2"/>
        <text:user-field-decl office:value-type="string" office:string-value="Customer Name" text:name="py3o.o.partner_id.name"/>
        <text:user-field-decl office:value-type="string" office:string-value="Customer Name 2" text:name="py3o.o.partner_id.customer_name_2"/>
        <text:user-field-decl office:value-type="string" office:string-value="Phone" text:name="py3o.o.partner_id.customer_phone"/>
        <text:user-field-decl office:value-type="string" office:string-value="FAX" text:name="py3o.o.partner_id.customer_fax"/>
        <text:user-field-decl office:value-type="string" office:string-value="Bill Last Amount" text:name="py3o.o.last_billed_amount"/>
        <text:user-field-decl office:value-type="string" office:string-value="Bill Deposit" text:name="py3o.o.deposit_amount"/>
        <text:user-field-decl office:value-type="string" office:string-value="Bill Deposit" text:name="py3o.o.balance_amount"/>
        <text:user-field-decl office:value-type="string" office:string-value="Total Amount" text:name="py3o.o.amount_total"/>
        <text:user-field-decl office:value-type="string" office:string-value="Bill Amount" text:name="py3o.o.billed_amount"/>
        <text:user-field-decl office:value-type="string" office:string-value="Closing Date Code" text:name="py3o.o.partner_id.customer_closing_date.closing_date_code"/>
        <text:user-field-decl office:value-type="string" office:string-value="Total Amount" text:name="py3o.o.bill_no"/>
        <text:user-field-decl office:value-type="string" office:string-value="Invoice No" text:name="py3o.l.invoice_no"/>
        <text:user-field-decl office:value-type="string" office:string-value="Product Name" text:name="py3o.l.product_name"/>
        <text:user-field-decl office:value-type="string" office:string-value="Product Maker" text:name="py3o.l.product_maker_name"/>
        <text:user-field-decl office:value-type="string" office:string-value="Product code" text:name="py3o.l.iproduct_custom_standardnumber"/>
        <text:user-field-decl office:value-type="string" office:string-value="Quantity" text:name="py3o.l.quantity"/>
        <text:user-field-decl office:value-type="string" office:string-value="Uom" text:name="py3o.l.product_uom"/>
        <text:user-field-decl office:value-type="string" office:string-value="Price Unit" text:name="py3o.l.price_unit"/>
        <text:user-field-decl office:value-type="string" office:string-value="Line Amount" text:name="py3o.l.line_amount"/>
        <text:user-field-decl office:value-type="string" office:string-value="Product code" text:name="py3o.l.product_custom_standardnumber"/>
        <text:user-field-decl office:value-type="string" office:string-value="Bank Name 1" text:name="py3o.o.company_id.company_bank_name_1"/>
        <text:user-field-decl office:value-type="string" office:string-value="Bank Name 1" text:name="py3o.user.company_id.company_bank_name_1"/>
        <text:user-field-decl office:value-type="string" office:string-value="Bank Name 2" text:name="py3o.user.company_id.company_bank_name_2"/>
        <text:user-field-decl office:value-type="string" office:string-value="Bank Name 3" text:name="py3o.user.company_id.company_bank_name_3"/>
        <text:user-field-decl office:value-type="string" office:string-value="Bank Name 4" text:name="py3o.user.company_id.company_bank_name_4"/>
        <text:user-field-decl office:value-type="string" office:string-value="Bank Account 1" text:name="py3o.user.company_id.company_bank_account_1"/>
        <text:user-field-decl office:value-type="string" office:string-value="Bank Account 2" text:name="py3o.user.company_id.company_bank_account_2"/>
        <text:user-field-decl office:value-type="string" office:string-value="Bank Account 3" text:name="py3o.user.company_id.company_bank_account_3"/>
        <text:user-field-decl office:value-type="string" office:string-value="Bank Account 4" text:name="py3o.user.company_id.company_bank_account_4"/>
        <text:user-field-decl office:value-type="string" office:string-value="Tax Transfer" text:name="py3o.l.x_voucher_tax_transfer"/>
      </text:user-field-decls>
      <text:p text:style-name="P14"><text:a xlink:type="simple" xlink:href="py3o://for=%22obj%20in%20objects%22" text:style-name="Internet_20_link" text:visited-style-name="Visited_20_Internet_20_Link"><text:span text:style-name="T13">for="obj in objects"</text:span></text:a><text:span text:style-name="T13"><text:tab/></text:span></text:p>
      <text:p text:style-name="P14"><text:a xlink:type="simple" xlink:href="py3o://with=%22o=obj.with_context(lang=user.partner_id.lang)%22" text:style-name="Internet_20_link" text:visited-style-name="Visited_20_Internet_20_Link"><text:span text:style-name="T14">with="o=obj.with_context(lang=user.partner_id.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<text:span text:style-name="T2">お客様コード</text:span><text:span text:style-name="T6">No. </text:span><text:span text:style-name="T6"><text:user-field-get text:name="py3o.o.partner_id.customer_code">CustomerCode</text:user-field-get></text:span></text:p>
            <text:p text:style-name="P18"><text:user-field-get text:name="py3o.o.partner_id.zip_code">CustomerZipCode</text:user-field-get></text:p>
          </table:table-cell>
          <table:table-cell table:style-name="Table1.B1" office:value-type="string">
            <text:p text:style-name="P49">請 求 書<text:tab/></text:p>
            <text:p text:style-name="P50"><text:span text:style-name="T5"><text:text-input text:description="py3o://function=&quot;format_multiline_value(o.get_date())&quot;">[Deadline]</text:text-input></text:span><text:span text:style-name="T5"><text:s/></text:span><text:span text:style-name="T1">締切分（</text:span><text:span text:style-name="T5"><text:user-field-get text:name="py3o.o.partner_id.customer_closing_date.closing_date_code">Closing Date Code</text:user-field-get></text:span><text:span text:style-name="T1">）</text:span></text:p>
          </table:table-cell>
          <table:table-cell table:style-name="Table1.C1" office:value-type="string">
            <text:p text:style-name="P48"><text:span text:style-name="T16">No.</text:span><text:span text:style-name="T16"><text:user-field-get text:name="py3o.o.bill_no">Total Amount</text:user-field-ge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3" office:value-type="string">
            <text:p text:style-name="P27"><text:user-field-get text:name="py3o.o.partner_id.street">CustomerAddress</text:user-field-get></text:p>
          </table:table-cell>
          <table:covered-table-cell/>
          <table:covered-table-cell/>
          <table:table-cell table:style-name="Table2.D1" table:number-columns-spanned="4" office:value-type="string">
            <text:p text:style-name="P32"><text:span text:style-name="T19"><text:tab/>株式会社　ト　ラ　ヤ</text:span><text:tab/><text:tab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4" table:number-columns-spanned="3" office:value-type="string">
            <text:p text:style-name="P26"><text:user-field-get text:name="py3o.o.partner_id.street2">CustomerAddress2</text:user-field-get><text:tab/></text:p>
          </table:table-cell>
          <table:covered-table-cell/>
          <table:covered-table-cell/>
          <table:table-cell table:style-name="Table2.D2" table:number-columns-spanned="4" office:value-type="string">
            <text:p text:style-name="P28">代表取締役　　遠 藤 孝 二 <text:s text:c="13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44"/>
          </table:table-cell>
          <table:covered-table-cell/>
          <table:covered-table-cell/>
          <table:table-cell table:style-name="Table2.D3" table:number-columns-spanned="2" office:value-type="string">
            <text:p text:style-name="P28">本　社</text:p>
          </table:table-cell>
          <table:covered-table-cell/>
          <table:table-cell table:style-name="Table2.F3" table:number-columns-spanned="2" office:value-type="string">
            <text:p text:style-name="P29">千葉県銚子市新生町<text:span text:style-name="T15">2</text:span>丁目<text:span text:style-name="T15">12</text:span>番地の<text:span text:style-name="T15">5</text:span></text:p>
          </table:table-cell>
          <table:covered-table-cell/>
        </table:table-row>
        <table:table-row table:style-name="Table2.4">
          <table:table-cell table:style-name="Table2.A4" table:number-columns-spanned="3" office:value-type="string">
            <text:p text:style-name="P26"><text:user-field-get text:name="py3o.o.partner_id.name">Customer Name</text:user-field-get></text:p>
          </table:table-cell>
          <table:covered-table-cell/>
          <table:covered-table-cell/>
          <table:table-cell table:style-name="Table2.D4" office:value-type="string">
            <text:p text:style-name="P20"/>
          </table:table-cell>
          <table:table-cell table:style-name="Table2.E4" table:number-columns-spanned="3" office:value-type="string">
            <text:p text:style-name="P39"><text:span text:style-name="T6">TEL</text:span><text:span text:style-name="T2">　</text:span><text:span text:style-name="T6">0479-22-3515</text:span><text:span text:style-name="T2">　</text:span><text:span text:style-name="T6">FAX</text:span><text:span text:style-name="T2">　</text:span><text:span text:style-name="T6">0479-24-9376</text:span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30"><text:user-field-get text:name="py3o.o.partner_id.customer_name_2">Customer Name 2</text:user-field-get></text:p>
          </table:table-cell>
          <table:covered-table-cell/>
          <table:table-cell table:style-name="Table2.C5" office:value-type="string">
            <text:p text:style-name="P31">様</text:p>
          </table:table-cell>
          <table:table-cell table:style-name="Table2.D5" table:number-columns-spanned="4" office:value-type="string">
            <text:p text:style-name="P41"><text:span text:style-name="T4">神栖営業所　茨 城 県 神 栖 市 溝 口 </text:span><text:span text:style-name="T7">6 3 2 - 2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D1" office:value-type="string">
            <text:p text:style-name="P40"><text:span text:style-name="T6">TEL </text:span><text:span text:style-name="T2"><text:user-field-get text:name="py3o.o.partner_id.customer_phone">Phone</text:user-field-get></text:span></text:p>
          </table:table-cell>
          <table:table-cell table:style-name="Table2.B6" table:number-columns-spanned="2" office:value-type="string">
            <text:p text:style-name="P40"><text:span text:style-name="T6">FAX </text:span><text:span text:style-name="T2"><text:user-field-get text:name="py3o.o.partner_id.customer_fax">FAX</text:user-field-get></text:span></text:p>
          </table:table-cell>
          <table:covered-table-cell/>
          <table:table-cell table:style-name="Table2.D6" office:value-type="string">
            <text:p text:style-name="P19"/>
          </table:table-cell>
          <table:table-cell table:style-name="Table2.E6" table:number-columns-spanned="3" office:value-type="string">
            <text:p text:style-name="P38"><text:span text:style-name="T6">TEL</text:span><text:span text:style-name="T2">　</text:span><text:span text:style-name="T6">0299-97-4416</text:span><text:span text:style-name="T2">　</text:span><text:span text:style-name="T6">FAX</text:span><text:span text:style-name="T2">　</text:span><text:span text:style-name="T6">0299-90-6530</text:span></text:p>
          </table:table-cell>
          <table:covered-table-cell/>
          <table:covered-table-cell/>
        </table:table-row>
        <table:table-row table:style-name="Table2.7">
          <table:table-cell table:style-name="Table2.D1" office:value-type="string">
            <text:p text:style-name="P40"/>
          </table:table-cell>
          <table:table-cell table:style-name="Table2.B7" table:number-columns-spanned="2" office:value-type="string">
            <text:p text:style-name="P40"/>
          </table:table-cell>
          <table:covered-table-cell/>
          <table:table-cell table:style-name="Table2.D7" table:number-columns-spanned="3" office:value-type="string">
            <text:p text:style-name="P51"><text:user-field-get text:name="py3o.user.company_id.company_bank_name_1">Bank Name 1</text:user-field-get></text:p>
          </table:table-cell>
          <table:covered-table-cell/>
          <table:covered-table-cell/>
          <table:table-cell table:style-name="Table2.G7" office:value-type="string">
            <text:p text:style-name="P19"><text:user-field-get text:name="py3o.user.company_id.company_bank_account_1">Bank Account 1</text:user-field-get></text:p>
          </table:table-cell>
        </table:table-row>
        <table:table-row table:style-name="Table2.8">
          <table:table-cell table:style-name="Table2.D1" office:value-type="string">
            <text:p text:style-name="P40"/>
          </table:table-cell>
          <table:table-cell table:style-name="Table2.B8" table:number-columns-spanned="2" office:value-type="string">
            <text:p text:style-name="P40"/>
          </table:table-cell>
          <table:covered-table-cell/>
          <table:table-cell table:style-name="Table2.D8" table:number-columns-spanned="3" office:value-type="string">
            <text:p text:style-name="P19"><text:user-field-get text:name="py3o.user.company_id.company_bank_name_2">Bank Name 2</text:user-field-get></text:p>
          </table:table-cell>
          <table:covered-table-cell/>
          <table:covered-table-cell/>
          <table:table-cell table:style-name="Table2.G8" office:value-type="string">
            <text:p text:style-name="P19"><text:user-field-get text:name="py3o.user.company_id.company_bank_account_2">Bank Account 2</text:user-field-get></text:p>
          </table:table-cell>
        </table:table-row>
        <table:table-row table:style-name="Table2.9">
          <table:table-cell table:style-name="Table2.D1" office:value-type="string">
            <text:p text:style-name="P40"/>
          </table:table-cell>
          <table:table-cell table:style-name="Table2.B9" table:number-columns-spanned="2" office:value-type="string">
            <text:p text:style-name="P40"/>
          </table:table-cell>
          <table:covered-table-cell/>
          <table:table-cell table:style-name="Table2.D9" table:number-columns-spanned="3" office:value-type="string">
            <text:p text:style-name="P19"><text:user-field-get text:name="py3o.user.company_id.company_bank_name_3">Bank Name 3</text:user-field-get></text:p>
          </table:table-cell>
          <table:covered-table-cell/>
          <table:covered-table-cell/>
          <table:table-cell table:style-name="Table2.G9" office:value-type="string">
            <text:p text:style-name="P19"><text:user-field-get text:name="py3o.user.company_id.company_bank_account_3">Bank Account 3</text:user-field-get></text:p>
          </table:table-cell>
        </table:table-row>
        <table:table-row table:style-name="Table2.10">
          <table:table-cell table:style-name="Table2.A10" table:number-columns-spanned="3" office:value-type="string">
            <text:p text:style-name="P3">毎度ありがとうございます。下記の通り御請求申し上げます。</text:p>
          </table:table-cell>
          <table:covered-table-cell/>
          <table:covered-table-cell/>
          <table:table-cell table:style-name="Table2.D10" table:number-columns-spanned="3" office:value-type="string">
            <text:p text:style-name="P17"><text:user-field-get text:name="py3o.user.company_id.company_bank_name_4">Bank Name 4</text:user-field-get></text:p>
          </table:table-cell>
          <table:covered-table-cell/>
          <table:covered-table-cell/>
          <table:table-cell table:style-name="Table2.G10" office:value-type="string">
            <text:p text:style-name="P12"><text:user-field-get text:name="py3o.user.company_id.company_bank_account_4">Bank Account 4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3">前 回 御 請 求 額</text:p>
          </table:table-cell>
          <table:table-cell table:style-name="Table3.A1" office:value-type="string">
            <text:p text:style-name="P23">御　入　金　額</text:p>
          </table:table-cell>
          <table:table-cell table:style-name="Table3.A1" office:value-type="string">
            <text:p text:style-name="P23">調　整　額</text:p>
          </table:table-cell>
          <table:table-cell table:style-name="Table3.A1" office:value-type="string">
            <text:p text:style-name="P23">繰 越 金 額</text:p>
          </table:table-cell>
          <table:table-cell table:style-name="Table3.A1" office:value-type="string">
            <text:p text:style-name="P23">御 買 上 額</text:p>
          </table:table-cell>
          <table:table-cell table:style-name="Table3.F1" office:value-type="string">
            <text:p text:style-name="P23">今 回 御 請 求 額</text:p>
          </table:table-cell>
          <table:table-cell table:style-name="Table3.G2" table:number-rows-spanned="2" office:value-type="string">
            <text:p text:style-name="P42"/>
          </table:table-cell>
          <table:table-cell table:style-name="Table3.H2" table:number-rows-spanned="2" office:value-type="string">
            <text:p text:style-name="P46"/>
          </table:table-cell>
          <table:table-cell table:style-name="Table3.I2" table:number-rows-spanned="2" office:value-type="string">
            <text:p text:style-name="P42"/>
          </table:table-cell>
        </table:table-row>
        <table:table-row table:style-name="Table3.2">
          <table:table-cell table:style-name="Table3.A2" office:value-type="string">
            <text:p text:style-name="P47"><text:user-field-get text:name="py3o.o.last_billed_amount">Bill Last Amount</text:user-field-get></text:p>
          </table:table-cell>
          <table:table-cell table:style-name="Table3.B2" office:value-type="string">
            <text:p text:style-name="P47"><text:user-field-get text:name="py3o.o.deposit_amount">Bill Deposit</text:user-field-get></text:p>
          </table:table-cell>
          <table:table-cell table:style-name="Table3.C2" office:value-type="string">
            <text:p text:style-name="P42"/>
          </table:table-cell>
          <table:table-cell table:style-name="Table3.D2" office:value-type="string">
            <text:p text:style-name="P47"><text:user-field-get text:name="py3o.o.balance_amount">Bill Deposit</text:user-field-get></text:p>
          </table:table-cell>
          <table:table-cell table:style-name="Table3.E2" office:value-type="string">
            <text:p text:style-name="P47"><text:user-field-get text:name="py3o.o.amount_total">Total Amount</text:user-field-get></text:p>
          </table:table-cell>
          <table:table-cell table:style-name="Table3.F2" office:value-type="string">
            <text:p text:style-name="P47"><text:user-field-get text:name="py3o.o.billed_amount">Bill Amount</text:user-field-get></text:p>
          </table:table-cell>
          <table:covered-table-cell/>
          <table:covered-table-cell/>
          <table:covered-table-cell/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">伝票日付</text:p>
          </table:table-cell>
          <table:table-cell table:style-name="Table4.A1" office:value-type="string">
            <text:p text:style-name="P13"><text:span text:style-name="T17">伝票</text:span><text:span text:style-name="T18">No</text:span></text:p>
          </table:table-cell>
          <table:table-cell table:style-name="Table4.A1" table:number-columns-spanned="2" office:value-type="string">
            <text:p text:style-name="P45"><text:span text:style-name="T8"><text:tab/><text:tab/></text:span><text:span text:style-name="T3">品 <text:s text:c="12"/><text:tab/><text:tab/>名</text:span></text:p>
          </table:table-cell>
          <table:covered-table-cell/>
          <table:table-cell table:style-name="Table4.A1" office:value-type="string">
            <text:p text:style-name="P6">数　 量</text:p>
          </table:table-cell>
          <table:table-cell table:style-name="Table4.A1" office:value-type="string">
            <text:p text:style-name="P5"><text:s/>単 位</text:p>
          </table:table-cell>
          <table:table-cell table:style-name="Table4.A1" office:value-type="string">
            <text:p text:style-name="P6">単　　価</text:p>
          </table:table-cell>
          <table:table-cell table:style-name="Table4.H1" office:value-type="string">
            <text:p text:style-name="P6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a xlink:type="simple" xlink:href="py3o://for=%22l%20in%20o.bill_detail_ids.sorted(key=lambda%20r:%20r.invoice_date)%22" text:style-name="Internet_20_link" text:visited-style-name="Visited_20_Internet_20_Link"><text:span text:style-name="T20">for="l in o.bill_detail_ids.sorted(key=lambda r: r.invoice_dat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9"><text:text-input text:description="py3o://function=&quot;format_multiline_value(l._format_invoice_date())&quot;">[Invoice Date]</text:text-input></text:p>
          </table:table-cell>
          <table:table-cell table:style-name="Table4.A3" office:value-type="string">
            <text:p text:style-name="P43"><text:user-field-get text:name="py3o.l.invoice_no">Invoice No</text:user-field-get></text:p>
            <text:p text:style-name="P43"/>
          </table:table-cell>
          <table:table-cell table:style-name="Table4.A3" table:number-columns-spanned="2" office:value-type="string">
            <text:p text:style-name="P8"><text:user-field-get text:name="py3o.l.product_name">Product Name</text:user-field-get><text:s text:c="2"/><text:user-field-get text:name="py3o.l.product_maker_name">Product Maker</text:user-field-get><text:s text:c="2"/><text:user-field-get text:name="py3o.l.product_custom_standardnumber">Product code</text:user-field-get></text:p>
            <text:p text:style-name="P8"><text:span text:style-name="T22"/></text:p>
          </table:table-cell>
          <table:covered-table-cell/>
          <table:table-cell table:style-name="Table4.A3" office:value-type="string">
            <text:p text:style-name="P8"><text:user-field-get text:name="py3o.l.quantity">Quantity</text:user-field-get></text:p>
          </table:table-cell>
          <table:table-cell table:style-name="Table4.A3" office:value-type="string">
            <text:p text:style-name="P8"><text:user-field-get text:name="py3o.l.product_uom">Uom</text:user-field-get></text:p>
            <text:p text:style-name="P15"/>
          </table:table-cell>
          <table:table-cell table:style-name="Table4.A3" office:value-type="string">
            <text:p text:style-name="P8"><text:user-field-get text:name="py3o.l.price_unit">Price Unit</text:user-field-get></text:p>
          </table:table-cell>
          <table:table-cell table:style-name="Table4.A2" office:value-type="string">
            <text:p text:style-name="P10"><text:user-field-get text:name="py3o.l.line_amount">Line Amount</text:user-field-get></text:p>
            <text:p text:style-name="P10">zzzzzzzz</text:p>
          </table:table-cell>
        </table:table-row>
        <table:table-row>
          <table:table-cell table:style-name="Table4.A3" office:value-type="string">
            <text:p text:style-name="P8"/>
          </table:table-cell>
          <table:table-cell table:style-name="Table4.A3" office:value-type="string">
            <text:p text:style-name="P21">zzzzzz</text:p>
          </table:table-cell>
          <table:table-cell table:style-name="Table4.A3" table:number-columns-spanned="2" office:value-type="string">
            <text:p text:style-name="P33">【入金　（ｘｘｘｘｘ）】</text:p>
          </table:table-cell>
          <table:covered-table-cell/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A2" office:value-type="string">
            <text:p text:style-name="P35"><text:span text:style-name="T10">【</text:span><text:span text:style-name="T11">zzzzzzzzz</text:span><text:span text:style-name="T10">】</text:span></text:p>
          </table:table-cell>
        </table:table-row>
        <table:table-row>
          <table:table-cell table:style-name="Table4.A2" table:number-columns-spanned="8" office:value-type="string">
            <text:p text:style-name="P11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36"/>
          </table:table-cell>
          <table:table-cell table:style-name="Table4.A3" table:number-columns-spanned="2" office:value-type="string">
            <text:p text:style-name="P25">【　合　　計　】</text:p>
          </table:table-cell>
          <table:covered-table-cell/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><text:tab/></text:p>
          </table:table-cell>
          <table:table-cell table:style-name="Table4.A3" office:value-type="string">
            <text:p text:style-name="P15"/>
          </table:table-cell>
          <table:table-cell table:style-name="Table4.A2" office:value-type="string">
            <text:p text:style-name="P35"/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36"/>
          </table:table-cell>
          <table:table-cell table:style-name="Table4.A3" office:value-type="string">
            <text:p text:style-name="P24">（税別御買上計）</text:p>
          </table:table-cell>
          <table:table-cell table:style-name="Table4.D7" office:value-type="string">
            <text:p text:style-name="P36"><text:span text:style-name="T6">10</text:span><text:span text:style-name="T2">％対象</text:span></text:p>
            <text:p text:style-name="P36"><text:span text:style-name="T11">8</text:span><text:span text:style-name="T10">％対象</text:span></text:p>
          </table:table-cell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A3" office:value-type="string">
            <text:p text:style-name="P15"/>
          </table:table-cell>
          <table:table-cell table:style-name="Table4.A2" office:value-type="string">
            <text:p text:style-name="P22">zzzzzzzz</text:p>
            <text:p text:style-name="P34">zzzzzzzz</text:p>
          </table:table-cell>
        </table:table-row>
        <table:table-row>
          <table:table-cell table:style-name="Table4.A8" office:value-type="string">
            <text:p text:style-name="P15"/>
          </table:table-cell>
          <table:table-cell table:style-name="Table4.A8" office:value-type="string">
            <text:p text:style-name="P36"/>
          </table:table-cell>
          <table:table-cell table:style-name="Table4.A8" office:value-type="string">
            <text:p text:style-name="P24">（消<text:tab/>費税）</text:p>
          </table:table-cell>
          <table:table-cell table:style-name="Table4.D8" office:value-type="string">
            <text:p text:style-name="P36"><text:span text:style-name="T6">10</text:span><text:span text:style-name="T2">％消費税</text:span></text:p>
            <text:p text:style-name="P36"><text:span text:style-name="T11">8</text:span><text:span text:style-name="T10">％消費税</text:span></text:p>
          </table:table-cell>
          <table:table-cell table:style-name="Table4.A8" office:value-type="string">
            <text:p text:style-name="P15"/>
          </table:table-cell>
          <table:table-cell table:style-name="Table4.A8" office:value-type="string">
            <text:p text:style-name="P15"/>
          </table:table-cell>
          <table:table-cell table:style-name="Table4.A8" office:value-type="string">
            <text:p text:style-name="P15"/>
          </table:table-cell>
          <table:table-cell table:style-name="Table4.H8" office:value-type="string">
            <text:p text:style-name="P22">zzzzzzzz</text:p>
            <text:p text:style-name="P34">zzzzzzzz</text:p>
          </table:table-cell>
        </table:table-row>
      </table:table>
      <text:p text:style-name="P1"/>
      <text:p text:style-name="P2">単価の※印は税込商品です。</text:p>
      <text:p text:style-name="P16"><text:a xlink:type="simple" xlink:href="py3o:///with" text:style-name="Internet_20_link" text:visited-style-name="Visited_20_Internet_20_Link"><text:span text:style-name="T12">/with</text:span></text:a></text:p>
      <text:p text:style-name="P16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5T15:36:25.848908588</dc:date>
    <meta:editing-duration>P3DT15H28M20S</meta:editing-duration>
    <meta:editing-cycles>114</meta:editing-cycles>
    <meta:generator>LibreOffice/6.4.4.2$Linux_X86_64 LibreOffice_project/40$Build-2</meta:generator>
    <meta:document-statistic meta:table-count="4" meta:image-count="0" meta:object-count="0" meta:page-count="1" meta:paragraph-count="76" meta:word-count="303" meta:character-count="988" meta:non-whitespace-character-count="834"/>
  </office:meta>
</office:document-meta>
</file>